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Preformatted_20_Text">
      <style:paragraph-properties fo:margin-left="0cm" fo:margin-right="0cm" fo:text-indent="0cm" style:auto-text-indent="false" style:writing-mode="lr-tb"/>
    </style:style>
    <style:style style:name="P15" style:family="paragraph" style:parent-style-name="Preformatted_20_Text">
      <style:paragraph-properties style:writing-mode="lr-tb"/>
    </style:style>
    <style:style style:name="P16" style:family="paragraph" style:parent-style-name="Preformatted_20_Text">
      <style:paragraph-properties fo:margin-top="0cm" fo:margin-bottom="0.499cm" style:contextual-spacing="false" style:writing-mode="lr-tb"/>
    </style:style>
    <style:style style:name="P17" style:family="paragraph" style:parent-style-name="Text_20_body" style:list-style-name="L7">
      <style:paragraph-properties fo:margin-top="0cm" fo:margin-bottom="0cm" style:contextual-spacing="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paragraph-properties fo:margin-top="0cm" fo:margin-bottom="0cm" style:contextual-spacing="false"/>
    </style:style>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paragraph-properties fo:margin-top="0cm" fo:margin-bottom="0cm" style:contextual-spacing="false"/>
    </style:style>
    <style:style style:name="P30" style:family="paragraph" style:parent-style-name="Text_20_body" style:list-style-name="L15"/>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ic desenvolupant un projecte multiplataforma pel seguiment del tractament dels pacients d'un equip de psiquiatres i psicòlegs. Aquest projecte té tres parts: 1. Applicació mòbil en Flutter + SQLite. 2. Servidor Linux en Golang + MariaDB. 3. Integració mitjançant gRPC. 4. Notificacions mitjançant Firebase FCM. La mateixa aplicació donarà servei tant a usuaris pacients com a terapèutes (i fins i tot a algun tipus d'usuari administrdor). Estic en un punt del desenvolupament en que necessito crear un prototip visual de les pantalles de l'aplicació flutter i com son les rutes entre aquestes. Si et proporciono una descripció dels diferents mòduls funcionals i de les pantalles (i les seves rutes) pots generar les classes corresponents per a les pantalles Widgets?</text:p>
      <text:h text:style-name="Heading_20_6" text:outline-level="6">ChatGPT ha dit:</text:h>
      <text:p text:style-name="Text_20_body">Per descomptat! Si em proporciones una descripció detallada dels mòduls funcionals i de les pantalles, estaré encantat de generar les classes corresponents dels Widgets de Flutter per a cada pantalla i definir les rutes entre elles.</text:p>
      <text:p text:style-name="Text_20_body">Per seguir un bon procés de desenvolupament, et demano que em proporcionis la següent informació:</text:p>
      <text:list text:style-name="L1">
        <text:list-item>
          <text:p text:style-name="P2"><text:span text:style-name="Strong_20_Emphasis">Mòduls i pantalles:</text:span></text:p>
          <text:list>
            <text:list-item>
              <text:p text:style-name="P2">Quin tipus de mòduls funcionals vols implementar (per exemple: seguiment del tractament, programació de sessions, missatgeria, etc.)?</text:p>
            </text:list-item>
            <text:list-item>
              <text:p text:style-name="P2">Una descripció breu de cada pantalla dins de cada mòdul, així com les accions principals que es poden dur a terme.</text:p>
            </text:list-item>
          </text:list>
        </text:list-item>
        <text:list-item>
          <text:p text:style-name="P2"><text:span text:style-name="Strong_20_Emphasis">Rutes:</text:span></text:p>
          <text:list>
            <text:list-item>
              <text:p text:style-name="P2">Com es mou un usuari d'una pantalla a una altra?</text:p>
            </text:list-item>
            <text:list-item>
              <text:p text:style-name="P2">Necessites navegació amb pestanyes, o un esquema de navegació més senzill (per exemple, navegació en pila)?</text:p>
            </text:list-item>
          </text:list>
        </text:list-item>
        <text:list-item>
          <text:p text:style-name="P2"><text:span text:style-name="Strong_20_Emphasis">Tipus d'usuaris:</text:span></text:p>
          <text:list>
            <text:list-item>
              <text:p text:style-name="P3">Quin tipus d'usuaris hi ha i com afecta això a les pantalles? (per exemple, pacients i terapeutes tenen pantalles diferents o només canvia la informació?)</text:p>
            </text:list-item>
          </text:list>
        </text:list-item>
      </text:list>
      <text:p text:style-name="Text_20_body">Amb aquesta informació podré generar les classes corresponents per a les pantalles i les rutes entre elles utilitzant el paquet <text:span text:style-name="Source_20_Text">flutter/material.dart</text:span>. També puc estructurar la navegació i adaptar-la als diferents tipus d'usuaris que mencionaves.</text:p>
      <text:p text:style-name="Text_20_body">Esperaré la teva descripció per continuar!</text:p>
      <text:h text:style-name="Heading_20_5" text:outline-level="5">Heu dit:</text:h>
      <text:p text:style-name="Text_20_body">D'acord, comencem pel més simple. Tipus d'usuari: 1. Pacient: El tipus pacient és el tipus d'usuari central de tot el projecte. A través de l'aplicació pot rebre notificacions, omplir test d'avaluació terapeutica, registre de seguiment personal, etc. 2. Terapeuta: El tipus terapeuta representa a cadascun dels membre de l'equip terapèutic. Cada pacient té un terapeuta psiquiatra o psicòleg principal i cada terapeuta té un conjunt de pacients. 3. Administrador: El tipus administrdor s'encarregarà de gestionar les visites, el llençament d'algunes de les notificacions, la incorporación de material auxiliar per a les taràpies, etc. També disposaré d'un usuari root que no té cap forma de connexió remota a través de l'aplicació però que donarà suport a l'estructura de dades inicial de les entitats de base de dades i altres manipulacions sempre a través d'una connexió SSH amb el servidor.</text:p>
      <text:h text:style-name="Heading_20_6" text:outline-level="6"><text:soft-page-break/>ChatGPT ha dit:</text:h>
      <text:p text:style-name="Text_20_body"><draw:frame draw:style-name="fr1" draw:name="Image2" text:anchor-type="as-char" svg:width="2.117cm" svg:height="2.117cm" draw:z-index="0"><draw:image xlink:href="https://files.oaiusercontent.com/file-hbxowtiyxew901FywZXTcb4V?se=2124-03-22T16%3A51%3A30Z&amp;sp=r&amp;sv=2021-08-06&amp;sr=b&amp;rscc=max-age%3D1209600%2C%20immutable&amp;rscd=attachment%3B%20filename%3Dlogo-brighter.png&amp;sig=d/1A/B6wbaTwAWj2ZuPziepcTlEt6UaqNaJhXsY9DrU%3D" xlink:type="simple" xlink:show="embed" xlink:actuate="onLoad"/><svg:title>GPT</svg:title></draw:frame></text:p>
      <text:p text:style-name="Text_20_body">Perfecte! Amb aquesta informació sobre els tipus d'usuaris, puc començar a dissenyar la navegació bàsica de l'aplicació Flutter, així com les pantalles inicials per a cada tipus d'usuari.</text:p>
      <text:p text:style-name="Text_20_body">Per començar, proposo el següent flux de navegació:</text:p>
      <text:list text:style-name="L2">
        <text:list-item>
          <text:p text:style-name="P4"><text:span text:style-name="Strong_20_Emphasis">Pantalla d'inici de sessió (Login Screen):</text:span></text:p>
          <text:list>
            <text:list-item>
              <text:p text:style-name="P5">Tots els usuaris (pacient, terapeuta, administrador) passen per aquesta pantalla per identificar-se. Un cop validats, es redirigeixen a la pantalla corresponent segons el seu rol.</text:p>
            </text:list-item>
          </text:list>
        </text:list-item>
        <text:list-item>
          <text:p text:style-name="P4"><text:span text:style-name="Strong_20_Emphasis">Pantalla principal (Home Screen):</text:span></text:p>
          <text:list>
            <text:list-item>
              <text:p text:style-name="P5">Diferent per a cada tipus d'usuari:</text:p>
              <text:list>
                <text:list-item>
                  <text:p text:style-name="P5"><text:span text:style-name="Strong_20_Emphasis">Pacient:</text:span> Accés a funcions com el registre de seguiment personal, test d'avaluació terapèutica, i un històric de les activitats.</text:p>
                </text:list-item>
                <text:list-item>
                  <text:p text:style-name="P5"><text:span text:style-name="Strong_20_Emphasis">Terapeuta:</text:span> Accés al llistat de pacients, les seves dades i programes de seguiment.</text:p>
                </text:list-item>
                <text:list-item>
                  <text:p text:style-name="P4"><text:span text:style-name="Strong_20_Emphasis">Administrador:</text:span> Accés a la gestió de visites, gestió de notificacions, i administració de recursos.</text:p>
                </text:list-item>
              </text:list>
            </text:list-item>
          </text:list>
        </text:list-item>
      </text:list>
      <text:h text:style-name="Heading_20_3" text:outline-level="3">Rutes i pantalles:</text:h>
      <text:h text:style-name="Heading_20_4" text:outline-level="4">1. Pantalla de login</text:h>
      <text:list text:style-name="L3">
        <text:list-item>
          <text:p text:style-name="P6"><text:span text:style-name="Strong_20_Emphasis">Ruta:</text:span> <text:span text:style-name="Source_20_Text">/login</text:span></text:p>
        </text:list-item>
        <text:list-item>
          <text:p text:style-name="P7"><text:span text:style-name="Strong_20_Emphasis">Acció:</text:span> Login per a tots els usuaris, redirigeix segons el tipus d'usuari.</text:p>
        </text:list-item>
      </text:list>
      <text:h text:style-name="Heading_20_4" text:outline-level="4">2. Pantalla principal del pacient</text:h>
      <text:list text:style-name="L4">
        <text:list-item>
          <text:p text:style-name="P8"><text:span text:style-name="Strong_20_Emphasis">Ruta:</text:span> <text:span text:style-name="Source_20_Text">/pacient/home</text:span></text:p>
        </text:list-item>
        <text:list-item>
          <text:p text:style-name="P9"><text:span text:style-name="Strong_20_Emphasis">Accions:</text:span> Veure notificacions, omplir test d'avaluació, registre de seguiment personal.</text:p>
        </text:list-item>
      </text:list>
      <text:h text:style-name="Heading_20_4" text:outline-level="4">3. Pantalla principal del terapeuta</text:h>
      <text:list text:style-name="L5">
        <text:list-item>
          <text:p text:style-name="P10"><text:span text:style-name="Strong_20_Emphasis">Ruta:</text:span> <text:span text:style-name="Source_20_Text">/terapeuta/home</text:span></text:p>
        </text:list-item>
        <text:list-item>
          <text:p text:style-name="P11"><text:span text:style-name="Strong_20_Emphasis">Accions:</text:span> Llistat de pacients, veure progrés dels pacients, assignar tasques, etc.</text:p>
        </text:list-item>
      </text:list>
      <text:h text:style-name="Heading_20_4" text:outline-level="4">4. Pantalla principal de l'administrador</text:h>
      <text:list text:style-name="L6">
        <text:list-item>
          <text:p text:style-name="P12"><text:span text:style-name="Strong_20_Emphasis">Ruta:</text:span> <text:span text:style-name="Source_20_Text">/admin/home</text:span></text:p>
        </text:list-item>
        <text:list-item>
          <text:p text:style-name="P13"><text:span text:style-name="Strong_20_Emphasis">Accions:</text:span> Gestió de visites, notificacions, recursos.</text:p>
        </text:list-item>
      </text:list>
      <text:h text:style-name="Heading_20_3" text:outline-level="3">Implementació:</text:h>
      <text:p text:style-name="Text_20_body">Ara escriuré les classes corresponents de les pantalles i la navegació bàsica entre aquestes.</text:p>
      <text:p text:style-name="Preformatted_20_Text">dart</text:p>
      <text:p text:style-name="Preformatted_20_Text">Copia el codi</text:p>
      <text:p text:style-name="P14"><text:soft-page-break/><text:span text:style-name="Source_20_Text">// main.dart</text:span></text:p>
      <text:p text:style-name="P15"/>
      <text:p text:style-name="P15"><text:span text:style-name="Source_20_Text">import 'package:flutter/material.dart';</text:span></text:p>
      <text:p text:style-name="P15"/>
      <text:p text:style-name="P15"><text:span text:style-name="Source_20_Text">void main() {</text:span></text:p>
      <text:p text:style-name="P15"><text:span text:style-name="Source_20_Text"><text:s text:c="2"/>runApp(MyApp());</text:span></text:p>
      <text:p text:style-name="P15"><text:span text:style-name="Source_20_Text">}</text:span></text:p>
      <text:p text:style-name="P15"/>
      <text:p text:style-name="P15"><text:span text:style-name="Source_20_Text">class MyApp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MaterialApp(</text:span></text:p>
      <text:p text:style-name="P15"><text:span text:style-name="Source_20_Text"><text:s text:c="6"/>title: 'Seguiment Tractament',</text:span></text:p>
      <text:p text:style-name="P15"><text:span text:style-name="Source_20_Text"><text:s text:c="6"/>initialRoute: '/login',</text:span></text:p>
      <text:p text:style-name="P15"><text:span text:style-name="Source_20_Text"><text:s text:c="6"/>routes: {</text:span></text:p>
      <text:p text:style-name="P15"><text:span text:style-name="Source_20_Text"><text:s text:c="8"/>'/login': (context) =&gt; LoginScreen(),</text:span></text:p>
      <text:p text:style-name="P15"><text:span text:style-name="Source_20_Text"><text:s text:c="8"/>'/pacient/home': (context) =&gt; PacientHomeScreen(),</text:span></text:p>
      <text:p text:style-name="P15"><text:span text:style-name="Source_20_Text"><text:s text:c="8"/>'/terapeuta/home': (context) =&gt; TerapeutaHomeScreen(),</text:span></text:p>
      <text:p text:style-name="P15"><text:span text:style-name="Source_20_Text"><text:s text:c="8"/>'/admin/home': (context) =&gt; AdminHomeScreen(),</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5"><text:span text:style-name="Source_20_Text">}</text:span></text:p>
      <text:p text:style-name="P15"/>
      <text:p text:style-name="P15"><text:span text:style-name="Source_20_Text">class Login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Login'),</text:span></text:p>
      <text:p text:style-name="P15"><text:span text:style-name="Source_20_Text"><text:s text:c="6"/>),</text:span></text:p>
      <text:p text:style-name="P15"><text:span text:style-name="Source_20_Text"><text:s text:c="6"/>body: Center(</text:span></text:p>
      <text:p text:style-name="P15"><text:span text:style-name="Source_20_Text"><text:s text:c="8"/>child: Column(</text:span></text:p>
      <text:p text:style-name="P15"><text:span text:style-name="Source_20_Text"><text:s text:c="10"/>mainAxisAlignment: MainAxisAlignment.center,</text:span></text:p>
      <text:p text:style-name="P15"><text:span text:style-name="Source_20_Text"><text:s text:c="10"/>children: &lt;Widget&gt;[</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Simulem el login del pacient</text:span></text:p>
      <text:p text:style-name="P15"><text:span text:style-name="Source_20_Text"><text:s text:c="16"/>Navigator.pushNamed(context, '/pacient/home');</text:span></text:p>
      <text:p text:style-name="P15"><text:span text:style-name="Source_20_Text"><text:s text:c="14"/>},</text:span></text:p>
      <text:p text:style-name="P15"><text:span text:style-name="Source_20_Text"><text:s text:c="14"/>child: Text('Login com Pacient'),</text:span></text:p>
      <text:p text:style-name="P15"><text:span text:style-name="Source_20_Text"><text:s text:c="12"/>),</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Simulem el login del terapeuta</text:span></text:p>
      <text:p text:style-name="P15"><text:span text:style-name="Source_20_Text"><text:s text:c="16"/>Navigator.pushNamed(context, '/terapeuta/home');</text:span></text:p>
      <text:p text:style-name="P15"><text:span text:style-name="Source_20_Text"><text:s text:c="14"/>},</text:span></text:p>
      <text:p text:style-name="P15"><text:span text:style-name="Source_20_Text"><text:s text:c="14"/>child: Text('Login com Terapeuta'),</text:span></text:p>
      <text:p text:style-name="P15"><text:span text:style-name="Source_20_Text"><text:s text:c="12"/>),</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Simulem el login de l'administrador</text:span></text:p>
      <text:p text:style-name="P15"><text:span text:style-name="Source_20_Text"><text:s text:c="16"/>Navigator.pushNamed(context, '/admin/home');</text:span></text:p>
      <text:p text:style-name="P15"><text:span text:style-name="Source_20_Text"><text:s text:c="14"/>},</text:span></text:p>
      <text:p text:style-name="P15"><text:span text:style-name="Source_20_Text"><text:s text:c="14"/>child: Text('Login com Administrador'),</text:span></text:p>
      <text:p text:style-name="P15"><text:span text:style-name="Source_20_Text"><text:s text:c="12"/>),</text:span></text:p>
      <text:p text:style-name="P15"><text:span text:style-name="Source_20_Text"><text:s text:c="10"/>],</text:span></text:p>
      <text:p text:style-name="P15"><text:span text:style-name="Source_20_Text"><text:s text:c="8"/>),</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5"><text:span text:style-name="Source_20_Text">}</text:span></text:p>
      <text:p text:style-name="P15"/>
      <text:p text:style-name="P15"><text:span text:style-name="Source_20_Text">class PacientHomeScreen extends StatelessWidget {</text:span></text:p>
      <text:p text:style-name="P15"><text:soft-page-break/><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Pantalla Pacient'),</text:span></text:p>
      <text:p text:style-name="P15"><text:span text:style-name="Source_20_Text"><text:s text:c="6"/>),</text:span></text:p>
      <text:p text:style-name="P15"><text:span text:style-name="Source_20_Text"><text:s text:c="6"/>body: Center(</text:span></text:p>
      <text:p text:style-name="P15"><text:span text:style-name="Source_20_Text"><text:s text:c="8"/>child: Text('Benvingut, Pacient!'),</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5"><text:span text:style-name="Source_20_Text">}</text:span></text:p>
      <text:p text:style-name="P15"/>
      <text:p text:style-name="P15"><text:span text:style-name="Source_20_Text">class TerapeutaHome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Pantalla Terapeuta'),</text:span></text:p>
      <text:p text:style-name="P15"><text:span text:style-name="Source_20_Text"><text:s text:c="6"/>),</text:span></text:p>
      <text:p text:style-name="P15"><text:span text:style-name="Source_20_Text"><text:s text:c="6"/>body: Center(</text:span></text:p>
      <text:p text:style-name="P15"><text:span text:style-name="Source_20_Text"><text:s text:c="8"/>child: Text('Benvingut, Terapeuta!'),</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5"><text:span text:style-name="Source_20_Text">}</text:span></text:p>
      <text:p text:style-name="P15"/>
      <text:p text:style-name="P15"><text:span text:style-name="Source_20_Text">class AdminHome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Pantalla Administrador'),</text:span></text:p>
      <text:p text:style-name="P15"><text:span text:style-name="Source_20_Text"><text:s text:c="6"/>),</text:span></text:p>
      <text:p text:style-name="P15"><text:span text:style-name="Source_20_Text"><text:s text:c="6"/>body: Center(</text:span></text:p>
      <text:p text:style-name="P15"><text:span text:style-name="Source_20_Text"><text:s text:c="8"/>child: Text('Benvingut, Administrador!'),</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6"><text:span text:style-name="Source_20_Text">}</text:span></text:p>
      <text:h text:style-name="Heading_20_3" text:outline-level="3">Explicació:</text:h>
      <text:list text:style-name="L7">
        <text:list-item>
          <text:p text:style-name="P17"><text:span text:style-name="Strong_20_Emphasis">Pantalla de login:</text:span> Aquí simulo un login per cada tipus d'usuari (Pacient, Terapeuta, Administrador). Depenent del tipus d'usuari, redirigim a la pantalla principal corresponent.</text:p>
        </text:list-item>
        <text:list-item>
          <text:p text:style-name="P18"><text:span text:style-name="Strong_20_Emphasis">Pantalles principals per cada usuari:</text:span> Per a cada tipus d'usuari (pacient, terapeuta, administrador), he creat una pantalla diferent amb el text "Benvingut" i el seu rol.</text:p>
        </text:list-item>
      </text:list>
      <text:h text:style-name="Heading_20_3" text:outline-level="3">Següents passos:</text:h>
      <text:list text:style-name="L8">
        <text:list-item>
          <text:p text:style-name="P19">Això és una base molt simple. En la següent iteració, podem afegir funcions com la validació del login, formularis per a l'entrada d'informació (test terapèutics, registre de seguiment), etc.</text:p>
        </text:list-item>
      </text:list>
      <text:p text:style-name="Text_20_body"><text:span text:style-name="Strong_20_Emphasis">a.</text:span> Afegir validació de login (formulari amb correu electrònic i contrasenya).<text:line-break/><text:span text:style-name="Strong_20_Emphasis">b.</text:span> Crear pantalles detallades per a les funcionalitats de pacients, terapeutes, i administradors.</text:p>
      <text:h text:style-name="Heading_20_5" text:outline-level="5"><text:soft-page-break/>Heu dit:</text:h>
      <text:p text:style-name="P20">És una bona primera aproximació. Tingues-la a mà per a quan comenis a codificar. He agrupat els mòduls per àrees: 1. Àrea d'Usuari: En aquesta àrea només existeix el mòdul de gestió d'usuaris. 2. Àrea de Definicions: En aquesta àrea es troben les diferents entitats de definició de les entitats amb que treballaran els pacients. És on s'emmagatzemarà i gesstionarà la definició dels test d'avaluació terapèutica, el tipus i definició de les columnes de les taules de registre diari, etc. 4. Àrea de Treball: En aquesta àrea és on els usuaris pacients emmagatzemen i actualitzen el treball que van realitzant mitjançant l'aplicació: les seves respostes als tests d'avaluació, les seves entrades als registres de seguiment, els diferents materials auxiliars que s'ofereixen als pacients, etc. 5. Àrea d'Administració: En aquesta àrea trobem els mòduls necessaris per a la gestió de visites, de tasques, de notificacions, ... 6. Àrea de Localització: Aquesta àrea és la responsable de donar a l'aplicació les traduccions necessàries per a l'ús de l'aplicació en castellà, català, anglès, francès i portuguès. També emmagatzema la definició d'una estructura de llistes i elements (valors també totalment traduïts) per a quan el pacient ha d'escollir d'una llista com 'Dies de la Setmana', 'Grau de Dolor', etc. Pel que fa als mòduls funcionals, aquests estan directament relacionat amb diferents entitats del model de dades. El mòduls funcionals i entitats associades són els següents: 1. Àrea d'Usuari: 1.1. Mòdul d'Usuari (USRMOD): 1.1.1. Entitat Usuari (UsrUser): Entitat que emmagatzema tots els usuaris de l'aplicació independentment del seu tipus. 1.1.2. Entitat Dispositiu (UsrDevice): Entitat que emmagatzema els dispositius on els usuaris tenen instal·lada l'aplicació, amb l'objectiu de poder establir mecanismes de seguretat extres. 1.1.3. Entitat Historial FCM (UsrFcmHistory): Entitat on es registren els diferents tokens Firebase d'identificació dels dispositius de cada usuari. 2. Àrea de Definicions: 2.1. Mòdul de Definicó de Malalties (DISMOD): Aquest mòdul permet definir les malalties que estan sent tractades segons la interpretació de cada terapèuta, associades al llistat i definició de patologies mentals del llibre DSM-5. Les entitats d'aquest mòdul són: 2.1.1. Entitat DSM-5 (DisDsmV): Entitat que conté la definició i identificadors de les malalties mentals segons la que es troba al llibre. 2.1.2. Entitat Malaltia (DisDisease): Entitat que a partir del codi estàndar d'una malaltia mental cada terapeuta pot definir la seva interpretació, les fases del tractament i els objectius de cada fase. 2.1.3. Entitat Fase de Malaltia (DisPhase): Entitat que defineix les fases del tractament específiques segons cada terapeuta. 2.1.4. Entitat d'Objectius del tractament (DisGoal): Entitat que defineix els objectius a assolir per cada pacient segons la fase de la malaltia en que es troba el tractament. 2.2. Mòdul de Recursos (RSCMOD): Aquest mòdul gestiona els recursos o materials auxiliars (referència a vídeos, documents, text pla, etc) que poden ser oferits als pacients segons el seu estat del tractament i del criteri del seu terapeuta. Les entitats d'aquest mòdul són: 2.2.1. Entitat Recurs (RscResource): Entitat que defineix tots els diferents recursos o materials auxiliars. 2.2.2. Entitat Recurs per Fase (RscResourcePhase): Entitat que estableix les associacions entre els materials auxiliars i les fases de les malalties, encara que els terapèutes poden escollir qualsevol recurs encara que no pertanyi a aquesta fase o malaltia. 2.3. Mòdul de Tracking (TCKMOD): Aquest mòdul permet definir i gestionar cada tipus de taule de registre. Tipus que després seran assignats als pacients per part dels seus terapeutes. Les entitats d'aquest mòdul són: 2.3.1. Entitat Tracking (TckTracking): Entitat que emmagatzema la definició general de cada tipus de taula de seguiment. 2.3.2. Entitat Trackinig Column (TckTrackingColumn): Entitat que emmagatzema la definició de cada columna de cada tipus de taula de tracking (booleà, element d'una llista, una emoció, un estat d'ànim, una data, etc). 2.3.3. Entitat Tracking per Fase (TckTrackingPhase): Entitat que defineix a quina malaltia o fase de malaltia s'associa la definició de la taula de seguiment. 2.4. Mòdul Tests (TSTMOD): Aquest mòdul permet definir els tests d'avaluacions que seràn oferts als pacients a mesura que avança el seu tractament. Les entitats <text:soft-page-break/>d'aquest mòdul segueix el mateix model del mòdul de Tracking: TstTest, TstQuestion i TstQuestionPhase. A més a més es defineix l'entitat Categoria de Test (TstCategory) que permet agrupar els tests en grups i subgrups. 2.5. Mòdul d'Emocions i Estats d'Ànim (EMOMOD): Aquest mòdul és responsable de gestionar l'arbre estructurat dels diferents tipus d'emoció que pot escollir el pacient en omplir tests d'avaluació i registres de seguiment. 2.5.1. Entitat Emoció (EmoEmotion): Entitat que estructura l'agrupació i definició de les diferents emocions disponibles. Tot i que la definició de columnes de registres de seguiment o preguntes dels test poden permetre introduir un text propi del pacient. 2.5.2. Entitat Estat d'Ànim (EmoMood): Entitat que emmagatzema els diferents estats d'ànim disponibles en el compliments de tests i registres per part dels pacients. Igual que amb les emocions, les definicions dels tests i dels registres poden permetre no haver d'escollir entre la llista sinó introduïr un text al gust del pacient. 3. Àrea de Treball: 3.1. Mòdul de Diagnosis (DGNMOD): Aquest mòdul fa servir les definicions creades al mòdul Malalties (DISMOD) per a enregistrar les patologies diagnositcades a cada pacient i en quina fase es troben. 3.1.1. Entitat Diagnosis (DgnDiagnosis): entitat que associa un pacient a una malaltia a partir del criteri d'un terapeuta. 3.1.2. Entitat Fase de Diagnosis (DgnDiagnosisPhase): Entitat que enregistra la fase en que es troba el diagnòstic de cada pacient segons la definició existent en DisPhase. 3.1.3. Entitat Objectiu (DgnAchievement): Aquesta entitat enregistra quins objectius de les fases d'una malaltia han estat assolits pels pacients. També enregistra s'ha sofert una recaiguda sobre l'objectiu. 3.7. Mòdul de Material Auxiliar (MATMOD): Aquest mòdul fa servir els recursos definits al mòdul RSCMOD per a especificar quin material auxilar està disponible per a un pacient en particular. 3.7.1. Entitat Material (MatMaterial): Entitat de definició de cada material auxiliar (enllaç a vídeos, documents, pàgines web; texts, ... 3.7.2. Entitat Material per Fase (MatMaterialPhase): Entitat que associa els recursos o materials a les definicions de malalties o a les seves fases. 3.8. Mòdul de Registre (REGMOD): Aquest mòdul fa servir la definició dels registres de seguiment (TCKMOD) per a enregistrar les dades introduides pels pacients. Les entitats segueixen un model semblant a d'altres mòduls: RegRegister i RegRegisterColumn. 3.9. Mòdul de Resultats (RESMOD): Aquest mòdul fa servir la definició dels tests que s'emmagatzema dins TSTMOD per a emmagatzemar les respostes introduïdes pels pacients. Les entitats segueixen un model semblant a d'altres mòduls: ResPatientTest, ResTestColumnAnswer. 4. Àrea d'Administració: 4.1. Mòdul de tasques (TSKMOD): Aquest mòdul té una única entitat (TskTask) que emmagatzema llistes de tasques assignades als diferents pacients. 4.2. Mòdul de Visites (VISMOD): Aquest mòdul té una única entitat (VisVisit) que emmagatzema les visiites entre pacients i terapeutes ja realitzades i per realitzar. 4.3. Mòdul de Notificacions (NTFMOD): Aquest mòdul enregistra les notificacions enviades entre usuaris. Només conté l'entitat NtfNotification. 5. Àrea de Localització: 5.1. Mòdul de Llistes d'Opcions (LSTMOD): Aquest mòdul conté l'estructura i definició de llistes d'opcions per tal de facilitar la introducció de dades per part dels pacients. 5.1.1. Entitat Categories de Llistes (LstListCategory): Aquesta entitat permet agrupar les llistes d'opcions segons diferents criteris que facilitin la seva cerca. 5.1.2. Entitat Llista d'Opcions (LstOptionList): Entitat de definició general de cada llista d'opcions. 5.1.3. Entitat Entrada de Llista (LstOptionEntry): Entitat que defineix cada element de les taules d'opcions. 5.2. Mòdul de Localització (LOCMOD): Magatzem de totes les traduccions necessàries per a qualsevol element de la UI o del contingut de l'aplicació en diferents idiomes. Aquest mòdul només conté l'entitat LocTranslation que serveix de magatzem de traduccions. Si necessites més aclariments, diu-m'ho. </text:p>
      <text:p text:style-name="Text_20_body">2/2</text:p>
      <text:h text:style-name="Heading_20_6" text:outline-level="6"><text:soft-page-break/>ChatGPT ha dit:</text:h>
      <text:p text:style-name="Text_20_body"><draw:frame draw:style-name="fr1" draw:name="Image3" text:anchor-type="as-char" svg:width="2.117cm" svg:height="2.117cm" draw:z-index="1"><draw:image xlink:href="https://files.oaiusercontent.com/file-hbxowtiyxew901FywZXTcb4V?se=2124-03-22T16%3A51%3A30Z&amp;sp=r&amp;sv=2021-08-06&amp;sr=b&amp;rscc=max-age%3D1209600%2C%20immutable&amp;rscd=attachment%3B%20filename%3Dlogo-brighter.png&amp;sig=d/1A/B6wbaTwAWj2ZuPziepcTlEt6UaqNaJhXsY9DrU%3D" xlink:type="simple" xlink:show="embed" xlink:actuate="onLoad"/><svg:title>GPT</svg:title></draw:frame></text:p>
      <text:p text:style-name="Text_20_body">Aquesta descripció és molt completa i detallada. Ara que tinc una visió clara de les àrees, mòduls i entitats, puc procedir a generar un esbós estructural del codi de Flutter que reflecteixi aquesta estructura. La meva proposta és organitzar les funcionalitats en diferents classes de Flutter que corresponen als mòduls que has descrit, mantenint la modularitat i escalabilitat del projecte.</text:p>
      <text:h text:style-name="Heading_20_3" text:outline-level="3">Proposta de desenvolupament per àrees:</text:h>
      <text:list text:style-name="L9">
        <text:list-item>
          <text:p text:style-name="P21"><text:span text:style-name="Strong_20_Emphasis">Àrea d'Usuari (USRMOD)</text:span>:</text:p>
          <text:list>
            <text:list-item>
              <text:p text:style-name="P22"><text:span text:style-name="Strong_20_Emphasis">Gestió d'usuaris</text:span>:</text:p>
              <text:list>
                <text:list-item>
                  <text:p text:style-name="P22">Pantalla per gestionar el perfil de l'usuari.</text:p>
                </text:list-item>
                <text:list-item>
                  <text:p text:style-name="P22">Pantalla per gestionar els dispositius associats.</text:p>
                </text:list-item>
                <text:list-item>
                  <text:p text:style-name="P22">Notificacions via Firebase FCM.</text:p>
                </text:list-item>
              </text:list>
            </text:list-item>
          </text:list>
        </text:list-item>
        <text:list-item>
          <text:p text:style-name="P21"><text:span text:style-name="Strong_20_Emphasis">Àrea de Definicions (DISMOD, RSCMOD, TCKMOD, TSTMOD, EMOMOD)</text:span>:</text:p>
          <text:list>
            <text:list-item>
              <text:p text:style-name="P22">Pantalles per definir malalties, recursos, test, emocions, etc.</text:p>
            </text:list-item>
            <text:list-item>
              <text:p text:style-name="P22">Formes per afegir/editar/eliminar elements (malalties, fases, recursos).</text:p>
            </text:list-item>
          </text:list>
        </text:list-item>
        <text:list-item>
          <text:p text:style-name="P21"><text:span text:style-name="Strong_20_Emphasis">Àrea de Treball (DGNMOD, MATMOD, REGMOD, RESMOD)</text:span>:</text:p>
          <text:list>
            <text:list-item>
              <text:p text:style-name="P22">Pantalles per gestionar les activitats dels pacients: diagnòstics, materials, registre diari, resultats de tests.</text:p>
            </text:list-item>
          </text:list>
        </text:list-item>
        <text:list-item>
          <text:p text:style-name="P21"><text:span text:style-name="Strong_20_Emphasis">Àrea d'Administració (TSKMOD, VISMOD, NTFMOD)</text:span>:</text:p>
          <text:list>
            <text:list-item>
              <text:p text:style-name="P22">Pantalles per gestionar tasques, visites i notificacions.</text:p>
            </text:list-item>
          </text:list>
        </text:list-item>
        <text:list-item>
          <text:p text:style-name="P21"><text:span text:style-name="Strong_20_Emphasis">Àrea de Localització (LSTMOD, LOCMOD)</text:span>:</text:p>
          <text:list>
            <text:list-item>
              <text:p text:style-name="P21">Pantalla per gestionar les opcions de llistes i traduccions.</text:p>
            </text:list-item>
          </text:list>
        </text:list-item>
      </text:list>
      <text:h text:style-name="Heading_20_3" text:outline-level="3">Estructura de fitxers:</text:h>
      <text:list text:style-name="L10">
        <text:list-item>
          <text:p text:style-name="P23"><text:span text:style-name="Source_20_Text">lib/screens/</text:span></text:p>
          <text:list>
            <text:list-item>
              <text:p text:style-name="P23"><text:span text:style-name="Source_20_Text">user/</text:span>: Pantalles relacionades amb la gestió d'usuaris.</text:p>
            </text:list-item>
            <text:list-item>
              <text:p text:style-name="P23"><text:span text:style-name="Source_20_Text">definitions/</text:span>: Pantalles per a la gestió de definicions.</text:p>
            </text:list-item>
            <text:list-item>
              <text:p text:style-name="P23"><text:span text:style-name="Source_20_Text">work/</text:span>: Pantalles de treball (activitats, diagnòstics, etc.).</text:p>
            </text:list-item>
            <text:list-item>
              <text:p text:style-name="P23"><text:span text:style-name="Source_20_Text">admin/</text:span>: Pantalles d'administració (tasques, visites, notificacions).</text:p>
            </text:list-item>
            <text:list-item>
              <text:p text:style-name="P23"><text:span text:style-name="Source_20_Text">localization/</text:span>: Pantalles de gestió de localització (llistes, traduccions).</text:p>
            </text:list-item>
          </text:list>
        </text:list-item>
        <text:list-item>
          <text:p text:style-name="P23"><text:span text:style-name="Source_20_Text">lib/models/</text:span>: Models de dades que representen les entitats (UsrUser, DisDisease, DgnDiagnosis, etc.).</text:p>
        </text:list-item>
        <text:list-item>
          <text:p text:style-name="P24"><text:span text:style-name="Source_20_Text">lib/services/</text:span>: Serveis per fer crides a la base de dades SQLite, Firebase FCM, o per a la comunicació gRPC.</text:p>
        </text:list-item>
      </text:list>
      <text:h text:style-name="Heading_20_3" text:outline-level="3">Exemple de codi de Flutter:</text:h>
      <text:list text:style-name="L11">
        <text:list-item>
          <text:p text:style-name="P25"><text:span text:style-name="Strong_20_Emphasis">Pantalla de gestió d'usuaris:</text:span></text:p>
        </text:list-item>
      </text:list>
      <text:p text:style-name="Preformatted_20_Text">dart</text:p>
      <text:p text:style-name="Preformatted_20_Text"><text:soft-page-break/>Copia el codi</text:p>
      <text:p text:style-name="P14"><text:span text:style-name="Source_20_Text">// lib/screens/user/user_management_screen.dart</text:span></text:p>
      <text:p text:style-name="P15"><text:span text:style-name="Source_20_Text">import 'package:flutter/material.dart';</text:span></text:p>
      <text:p text:style-name="P15"/>
      <text:p text:style-name="P15"><text:span text:style-name="Source_20_Text">class UserManagement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Gestió d’Usuaris'),</text:span></text:p>
      <text:p text:style-name="P15"><text:span text:style-name="Source_20_Text"><text:s text:c="6"/>),</text:span></text:p>
      <text:p text:style-name="P15"><text:span text:style-name="Source_20_Text"><text:s text:c="6"/>body: Center(</text:span></text:p>
      <text:p text:style-name="P15"><text:span text:style-name="Source_20_Text"><text:s text:c="8"/>child: Column(</text:span></text:p>
      <text:p text:style-name="P15"><text:span text:style-name="Source_20_Text"><text:s text:c="10"/>children: [</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dispositius associats</text:span></text:p>
      <text:p text:style-name="P15"><text:span text:style-name="Source_20_Text"><text:s text:c="16"/>Navigator.pushNamed(context, '/user/devices');</text:span></text:p>
      <text:p text:style-name="P15"><text:span text:style-name="Source_20_Text"><text:s text:c="14"/>},</text:span></text:p>
      <text:p text:style-name="P15"><text:span text:style-name="Source_20_Text"><text:s text:c="14"/>child: Text('Dispositius Associats'),</text:span></text:p>
      <text:p text:style-name="P15"><text:span text:style-name="Source_20_Text"><text:s text:c="12"/>),</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historial FCM</text:span></text:p>
      <text:p text:style-name="P15"><text:span text:style-name="Source_20_Text"><text:s text:c="16"/>Navigator.pushNamed(context, '/user/fcm_history');</text:span></text:p>
      <text:p text:style-name="P15"><text:span text:style-name="Source_20_Text"><text:s text:c="14"/>},</text:span></text:p>
      <text:p text:style-name="P15"><text:span text:style-name="Source_20_Text"><text:s text:c="14"/>child: Text('Historial de Notificacions FCM'),</text:span></text:p>
      <text:p text:style-name="P15"><text:span text:style-name="Source_20_Text"><text:s text:c="12"/>),</text:span></text:p>
      <text:p text:style-name="P15"><text:span text:style-name="Source_20_Text"><text:s text:c="10"/>],</text:span></text:p>
      <text:p text:style-name="P15"><text:span text:style-name="Source_20_Text"><text:s text:c="8"/>),</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6"><text:span text:style-name="Source_20_Text">}</text:span></text:p>
      <text:list text:style-name="L12">
        <text:list-item>
          <text:p text:style-name="P26"><text:span text:style-name="Strong_20_Emphasis">Pantalla de definició de malalties:</text:span></text:p>
        </text:list-item>
      </text:list>
      <text:p text:style-name="Preformatted_20_Text">dart</text:p>
      <text:p text:style-name="Preformatted_20_Text">Copia el codi</text:p>
      <text:p text:style-name="P14"><text:span text:style-name="Source_20_Text">// lib/screens/definitions/disease_management_screen.dart</text:span></text:p>
      <text:p text:style-name="P15"><text:span text:style-name="Source_20_Text">import 'package:flutter/material.dart';</text:span></text:p>
      <text:p text:style-name="P15"/>
      <text:p text:style-name="P15"><text:span text:style-name="Source_20_Text">class DiseaseManagement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Definició de Malalties'),</text:span></text:p>
      <text:p text:style-name="P15"><text:span text:style-name="Source_20_Text"><text:s text:c="6"/>),</text:span></text:p>
      <text:p text:style-name="P15"><text:span text:style-name="Source_20_Text"><text:s text:c="6"/>body: Center(</text:span></text:p>
      <text:p text:style-name="P15"><text:span text:style-name="Source_20_Text"><text:s text:c="8"/>child: Column(</text:span></text:p>
      <text:p text:style-name="P15"><text:span text:style-name="Source_20_Text"><text:s text:c="10"/>children: [</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definició DSM-5</text:span></text:p>
      <text:p text:style-name="P15"><text:span text:style-name="Source_20_Text"><text:s text:c="16"/>Navigator.pushNamed(context, '/definitions/dsm5');</text:span></text:p>
      <text:p text:style-name="P15"><text:span text:style-name="Source_20_Text"><text:s text:c="14"/>},</text:span></text:p>
      <text:p text:style-name="P15"><text:span text:style-name="Source_20_Text"><text:s text:c="14"/>child: Text('Definició DSM-5'),</text:span></text:p>
      <text:p text:style-name="P15"><text:span text:style-name="Source_20_Text"><text:s text:c="12"/>),</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fases de malalties</text:span></text:p>
      <text:p text:style-name="P15"><text:span text:style-name="Source_20_Text"><text:s text:c="16"/>Navigator.pushNamed(context, '/definitions/disease_phases');</text:span></text:p>
      <text:p text:style-name="P15"><text:soft-page-break/><text:span text:style-name="Source_20_Text"><text:s text:c="14"/>},</text:span></text:p>
      <text:p text:style-name="P15"><text:span text:style-name="Source_20_Text"><text:s text:c="14"/>child: Text('Fases de Malalties'),</text:span></text:p>
      <text:p text:style-name="P15"><text:span text:style-name="Source_20_Text"><text:s text:c="12"/>),</text:span></text:p>
      <text:p text:style-name="P15"><text:span text:style-name="Source_20_Text"><text:s text:c="10"/>],</text:span></text:p>
      <text:p text:style-name="P15"><text:span text:style-name="Source_20_Text"><text:s text:c="8"/>),</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6"><text:span text:style-name="Source_20_Text">}</text:span></text:p>
      <text:list text:style-name="L13">
        <text:list-item>
          <text:p text:style-name="P27"><text:span text:style-name="Strong_20_Emphasis">Pantalla de registre diari (tracking):</text:span></text:p>
        </text:list-item>
      </text:list>
      <text:p text:style-name="Preformatted_20_Text">dart</text:p>
      <text:p text:style-name="Preformatted_20_Text">Copia el codi</text:p>
      <text:p text:style-name="P14"><text:span text:style-name="Source_20_Text">// lib/screens/work/tracking_screen.dart</text:span></text:p>
      <text:p text:style-name="P15"><text:span text:style-name="Source_20_Text">import 'package:flutter/material.dart';</text:span></text:p>
      <text:p text:style-name="P15"/>
      <text:p text:style-name="P15"><text:span text:style-name="Source_20_Text">class Tracking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Registre de Seguiment'),</text:span></text:p>
      <text:p text:style-name="P15"><text:span text:style-name="Source_20_Text"><text:s text:c="6"/>),</text:span></text:p>
      <text:p text:style-name="P15"><text:span text:style-name="Source_20_Text"><text:s text:c="6"/>body: Center(</text:span></text:p>
      <text:p text:style-name="P15"><text:span text:style-name="Source_20_Text"><text:s text:c="8"/>child: Column(</text:span></text:p>
      <text:p text:style-name="P15"><text:span text:style-name="Source_20_Text"><text:s text:c="10"/>children: [</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registre de seguiment del pacient</text:span></text:p>
      <text:p text:style-name="P15"><text:span text:style-name="Source_20_Text"><text:s text:c="16"/>Navigator.pushNamed(context, '/work/register');</text:span></text:p>
      <text:p text:style-name="P15"><text:span text:style-name="Source_20_Text"><text:s text:c="14"/>},</text:span></text:p>
      <text:p text:style-name="P15"><text:span text:style-name="Source_20_Text"><text:s text:c="14"/>child: Text('Registre diari del pacient'),</text:span></text:p>
      <text:p text:style-name="P15"><text:span text:style-name="Source_20_Text"><text:s text:c="12"/>),</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resposta de test</text:span></text:p>
      <text:p text:style-name="P15"><text:span text:style-name="Source_20_Text"><text:s text:c="16"/>Navigator.pushNamed(context, '/work/test_results');</text:span></text:p>
      <text:p text:style-name="P15"><text:span text:style-name="Source_20_Text"><text:s text:c="14"/>},</text:span></text:p>
      <text:p text:style-name="P15"><text:span text:style-name="Source_20_Text"><text:s text:c="14"/>child: Text('Respostes de Test'),</text:span></text:p>
      <text:p text:style-name="P15"><text:span text:style-name="Source_20_Text"><text:s text:c="12"/>),</text:span></text:p>
      <text:p text:style-name="P15"><text:span text:style-name="Source_20_Text"><text:s text:c="10"/>],</text:span></text:p>
      <text:p text:style-name="P15"><text:span text:style-name="Source_20_Text"><text:s text:c="8"/>),</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6"><text:span text:style-name="Source_20_Text">}</text:span></text:p>
      <text:list text:style-name="L14">
        <text:list-item>
          <text:p text:style-name="P28"><text:span text:style-name="Strong_20_Emphasis">Pantalla de gestió de tasques:</text:span></text:p>
        </text:list-item>
      </text:list>
      <text:p text:style-name="Preformatted_20_Text">dart</text:p>
      <text:p text:style-name="Preformatted_20_Text">Copia el codi</text:p>
      <text:p text:style-name="P14"><text:span text:style-name="Source_20_Text">// lib/screens/admin/task_management_screen.dart</text:span></text:p>
      <text:p text:style-name="P15"><text:span text:style-name="Source_20_Text">import 'package:flutter/material.dart';</text:span></text:p>
      <text:p text:style-name="P15"/>
      <text:p text:style-name="P15"><text:span text:style-name="Source_20_Text">class TaskManagementScreen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Scaffold(</text:span></text:p>
      <text:p text:style-name="P15"><text:span text:style-name="Source_20_Text"><text:s text:c="6"/>appBar: AppBar(</text:span></text:p>
      <text:p text:style-name="P15"><text:span text:style-name="Source_20_Text"><text:s text:c="8"/>title: Text('Gestió de Tasques'),</text:span></text:p>
      <text:p text:style-name="P15"><text:span text:style-name="Source_20_Text"><text:s text:c="6"/>),</text:span></text:p>
      <text:p text:style-name="P15"><text:span text:style-name="Source_20_Text"><text:s text:c="6"/>body: Center(</text:span></text:p>
      <text:p text:style-name="P15"><text:soft-page-break/><text:span text:style-name="Source_20_Text"><text:s text:c="8"/>child: Column(</text:span></text:p>
      <text:p text:style-name="P15"><text:span text:style-name="Source_20_Text"><text:s text:c="10"/>children: [</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llistat de tasques</text:span></text:p>
      <text:p text:style-name="P15"><text:span text:style-name="Source_20_Text"><text:s text:c="16"/>Navigator.pushNamed(context, '/admin/tasks');</text:span></text:p>
      <text:p text:style-name="P15"><text:span text:style-name="Source_20_Text"><text:s text:c="14"/>},</text:span></text:p>
      <text:p text:style-name="P15"><text:span text:style-name="Source_20_Text"><text:s text:c="14"/>child: Text('Llistat de Tasques'),</text:span></text:p>
      <text:p text:style-name="P15"><text:span text:style-name="Source_20_Text"><text:s text:c="12"/>),</text:span></text:p>
      <text:p text:style-name="P15"><text:span text:style-name="Source_20_Text"><text:s text:c="12"/>ElevatedButton(</text:span></text:p>
      <text:p text:style-name="P15"><text:span text:style-name="Source_20_Text"><text:s text:c="14"/>onPressed: () {</text:span></text:p>
      <text:p text:style-name="P15"><text:span text:style-name="Source_20_Text"><text:s text:c="16"/>// Navegar a la pantalla de visites</text:span></text:p>
      <text:p text:style-name="P15"><text:span text:style-name="Source_20_Text"><text:s text:c="16"/>Navigator.pushNamed(context, '/admin/visits');</text:span></text:p>
      <text:p text:style-name="P15"><text:span text:style-name="Source_20_Text"><text:s text:c="14"/>},</text:span></text:p>
      <text:p text:style-name="P15"><text:span text:style-name="Source_20_Text"><text:s text:c="14"/>child: Text('Gestió de Visites'),</text:span></text:p>
      <text:p text:style-name="P15"><text:span text:style-name="Source_20_Text"><text:s text:c="12"/>),</text:span></text:p>
      <text:p text:style-name="P15"><text:span text:style-name="Source_20_Text"><text:s text:c="10"/>],</text:span></text:p>
      <text:p text:style-name="P15"><text:span text:style-name="Source_20_Text"><text:s text:c="8"/>),</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6"><text:span text:style-name="Source_20_Text">}</text:span></text:p>
      <text:h text:style-name="Heading_20_3" text:outline-level="3">Rutes i navegació:</text:h>
      <text:p text:style-name="Text_20_body">El següent pas seria definir totes les rutes a l'arxiu <text:span text:style-name="Source_20_Text">main.dart</text:span>:</text:p>
      <text:p text:style-name="Preformatted_20_Text">dart</text:p>
      <text:p text:style-name="Preformatted_20_Text">Copia el codi</text:p>
      <text:p text:style-name="P14"><text:span text:style-name="Source_20_Text">// main.dart</text:span></text:p>
      <text:p text:style-name="P15"><text:span text:style-name="Source_20_Text">import 'package:flutter/material.dart';</text:span></text:p>
      <text:p text:style-name="P15"><text:span text:style-name="Source_20_Text">import 'screens/user/user_management_screen.dart';</text:span></text:p>
      <text:p text:style-name="P15"><text:span text:style-name="Source_20_Text">import 'screens/definitions/disease_management_screen.dart';</text:span></text:p>
      <text:p text:style-name="P15"><text:span text:style-name="Source_20_Text">import 'screens/work/tracking_screen.dart';</text:span></text:p>
      <text:p text:style-name="P15"><text:span text:style-name="Source_20_Text">import 'screens/admin/task_management_screen.dart';</text:span></text:p>
      <text:p text:style-name="P15"/>
      <text:p text:style-name="P15"><text:span text:style-name="Source_20_Text">void main() {</text:span></text:p>
      <text:p text:style-name="P15"><text:span text:style-name="Source_20_Text"><text:s text:c="2"/>runApp(MyApp());</text:span></text:p>
      <text:p text:style-name="P15"><text:span text:style-name="Source_20_Text">}</text:span></text:p>
      <text:p text:style-name="P15"/>
      <text:p text:style-name="P15"><text:span text:style-name="Source_20_Text">class MyApp extends StatelessWidget {</text:span></text:p>
      <text:p text:style-name="P15"><text:span text:style-name="Source_20_Text"><text:s text:c="2"/>@override</text:span></text:p>
      <text:p text:style-name="P15"><text:span text:style-name="Source_20_Text"><text:s text:c="2"/>Widget build(BuildContext context) {</text:span></text:p>
      <text:p text:style-name="P15"><text:span text:style-name="Source_20_Text"><text:s text:c="4"/>return MaterialApp(</text:span></text:p>
      <text:p text:style-name="P15"><text:span text:style-name="Source_20_Text"><text:s text:c="6"/>title: 'Aplicació Seguiment',</text:span></text:p>
      <text:p text:style-name="P15"><text:span text:style-name="Source_20_Text"><text:s text:c="6"/>initialRoute: '/',</text:span></text:p>
      <text:p text:style-name="P15"><text:span text:style-name="Source_20_Text"><text:s text:c="6"/>routes: {</text:span></text:p>
      <text:p text:style-name="P15"><text:span text:style-name="Source_20_Text"><text:s text:c="8"/>'/': (context) =&gt; UserManagementScreen(),</text:span></text:p>
      <text:p text:style-name="P15"><text:span text:style-name="Source_20_Text"><text:s text:c="8"/>'/user/devices': (context) =&gt; UserManagementScreen(), // Exemple placeholder</text:span></text:p>
      <text:p text:style-name="P15"><text:span text:style-name="Source_20_Text"><text:s text:c="8"/>'/user/fcm_history': (context) =&gt; UserManagementScreen(), // Exemple placeholder</text:span></text:p>
      <text:p text:style-name="P15"><text:span text:style-name="Source_20_Text"><text:s text:c="8"/>'/definitions/dsm5': (context) =&gt; DiseaseManagementScreen(),</text:span></text:p>
      <text:p text:style-name="P15"><text:span text:style-name="Source_20_Text"><text:s text:c="8"/>'/work/register': (context) =&gt; TrackingScreen(),</text:span></text:p>
      <text:p text:style-name="P15"><text:span text:style-name="Source_20_Text"><text:s text:c="8"/>'/admin/tasks': (context) =&gt; TaskManagementScreen(),</text:span></text:p>
      <text:p text:style-name="P15"><text:span text:style-name="Source_20_Text"><text:s text:c="6"/>},</text:span></text:p>
      <text:p text:style-name="P15"><text:span text:style-name="Source_20_Text"><text:s text:c="4"/>);</text:span></text:p>
      <text:p text:style-name="P15"><text:span text:style-name="Source_20_Text"><text:s text:c="2"/>}</text:span></text:p>
      <text:p text:style-name="P16"><text:span text:style-name="Source_20_Text">}</text:span></text:p>
      <text:h text:style-name="Heading_20_3" text:outline-level="3"><text:soft-page-break/>Següents Passos:</text:h>
      <text:list text:style-name="L15">
        <text:list-item>
          <text:p text:style-name="P29"><text:span text:style-name="Strong_20_Emphasis">Estructuració de serveis per a la integració amb la base de dades SQLite i el servidor Golang mitjançant gRPC.</text:span></text:p>
        </text:list-item>
        <text:list-item>
          <text:p text:style-name="P29"><text:span text:style-name="Strong_20_Emphasis">Implementació de la lògica per recuperar les dades reals des de la base de dades (exemple: malalties, fases, recursos, etc.).</text:span></text:p>
        </text:list-item>
        <text:list-item>
          <text:p text:style-name="P30"><text:span text:style-name="Strong_20_Emphasis">Gestió d'autenticació i autorització d'usuaris segons el tipus (pacient, terapeuta, administrador).</text:span></text:p>
        </text:list-item>
      </text:list>
      <text:p text:style-name="Text_20_body">Aquest esquema proporciona una base sòlida per a continuar el desenvolupament del teu projecte.</text:p>
      <text:p text:style-name="Text_20_body"><text:span text:style-name="Strong_20_Emphasis">a.</text:span> Afegir lògica per a la interacció amb SQLite per guardar i recuperar informació.<text:line-break/><text:span text:style-name="Strong_20_Emphasis">b.</text:span> Implementar la connexió gRPC amb el servidor backend per a sincronitzar dades entre l'aplicació i el servidor.</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19:46:21.482000000</meta:creation-date>
    <dc:date>2024-10-04T19:47:45.381000000</dc:date>
    <meta:editing-duration>PT1M24S</meta:editing-duration>
    <meta:editing-cycles>1</meta:editing-cycles>
    <meta:document-statistic meta:table-count="0" meta:image-count="2" meta:object-count="0" meta:page-count="11" meta:paragraph-count="354" meta:word-count="3060" meta:character-count="23369" meta:non-whitespace-character-count="18895"/>
    <meta:generator>LibreOffice/24.8.1.2$Windows_X86_64 LibreOffice_project/87fa9aec1a63e70835390b81c40bb8993f1d4ff6</meta:generator>
  </office:meta>
</office:document-meta>
</file>